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11567b" officeooo:paragraph-rsid="0011567b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222dc" officeooo:paragraph-rsid="001222dc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136f53" officeooo:paragraph-rsid="00136f53" style:font-size-asian="16pt" style:language-asian="zh" style:country-asian="CN" style:font-size-complex="18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第一种解决方式:</text:p>
      <text:p text:style-name="P2">和解决post请求乱码一样</text:p>
      <text:p text:style-name="P2"><text:tab/>request.setCharacterEncoding("UTF-8");</text:p>
      <text:p text:style-name="P2"/>
      <text:p text:style-name="P4">第二种解决方式:</text:p>
      <text:p text:style-name="P4">使用文件解析对象</text:p>
      <text:p text:style-name="P4">//创建文件解析对象</text:p>
      <text:p text:style-name="P4"><text:tab/><text:tab/>ServletFileUpload <text:s/>sfu=new ServletFileUpload(factory);</text:p>
      <text:p text:style-name="P4"><text:tab/><text:tab/>sfu.setHeaderEncoding("UTF-8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9S</meta:editing-duration>
    <meta:editing-cycles>5</meta:editing-cycles>
    <meta:generator>LibreOffice/5.3.0.3$Windows_X86_64 LibreOffice_project/7074905676c47b82bbcfbea1aeefc84afe1c50e1</meta:generator>
    <dc:date>2018-03-22T11:51:14.334000000</dc:date>
    <meta:document-statistic meta:table-count="0" meta:image-count="0" meta:object-count="0" meta:page-count="1" meta:paragraph-count="8" meta:word-count="48" meta:character-count="175" meta:non-whitespace-character-count="167"/>
    <meta:user-defined meta:name="Info 1"/>
    <meta:user-defined meta:name="Info 2"/>
    <meta:user-defined meta:name="Info 3"/>
    <meta:user-defined meta:name="Info 4"/>
  </office:meta>
</office:document-meta>
</file>